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ba4" officeooo:paragraph-rsid="00080ba4"/>
    </style:style>
    <style:style style:name="P2" style:family="paragraph" style:parent-style-name="Standard">
      <style:text-properties officeooo:rsid="00084b11" officeooo:paragraph-rsid="00084b11"/>
    </style:style>
    <style:style style:name="P3" style:family="paragraph" style:parent-style-name="Standard">
      <style:text-properties officeooo:rsid="000a1658" officeooo:paragraph-rsid="000a1658"/>
    </style:style>
    <style:style style:name="P4" style:family="paragraph" style:parent-style-name="Standard">
      <style:text-properties officeooo:rsid="000b6c25" officeooo:paragraph-rsid="000b6c25"/>
    </style:style>
    <style:style style:name="P5" style:family="paragraph" style:parent-style-name="Standard">
      <style:text-properties fo:font-style="italic" officeooo:rsid="00084b11" officeooo:paragraph-rsid="00084b11" style:font-style-asian="italic" style:font-style-complex="italic"/>
    </style:style>
    <style:style style:name="P6" style:family="paragraph" style:parent-style-name="Standard">
      <style:text-properties officeooo:rsid="000b91f4" officeooo:paragraph-rsid="000b91f4"/>
    </style:style>
    <style:style style:name="P7" style:family="paragraph" style:parent-style-name="Standard">
      <style:text-properties officeooo:rsid="000d0302" officeooo:paragraph-rsid="000d0302"/>
    </style:style>
    <style:style style:name="P8" style:family="paragraph" style:parent-style-name="Standard">
      <style:text-properties officeooo:rsid="000e0746" officeooo:paragraph-rsid="000e0746"/>
    </style:style>
    <style:style style:name="P9" style:family="paragraph" style:parent-style-name="Standard">
      <style:text-properties officeooo:rsid="0012475e" officeooo:paragraph-rsid="0012475e"/>
    </style:style>
    <style:style style:name="P10" style:family="paragraph" style:parent-style-name="Standard">
      <style:text-properties officeooo:rsid="0012f91c" officeooo:paragraph-rsid="0012f91c"/>
    </style:style>
    <style:style style:name="P11" style:family="paragraph" style:parent-style-name="Standard">
      <style:text-properties fo:font-variant="normal" fo:text-transform="none" fo:font-style="normal" fo:font-weight="normal" officeooo:rsid="0012f91c" officeooo:paragraph-rsid="0012f91c"/>
    </style:style>
    <style:style style:name="P12" style:family="paragraph" style:parent-style-name="Standard">
      <style:text-properties fo:font-variant="normal" fo:text-transform="none" fo:font-style="normal" fo:font-weight="normal" officeooo:rsid="0012f91c" officeooo:paragraph-rsid="0012f91c"/>
    </style:style>
    <style:style style:name="P13" style:family="paragraph" style:parent-style-name="Standard">
      <style:text-properties fo:font-variant="normal" fo:text-transform="none" fo:font-style="normal" fo:font-weight="normal" officeooo:rsid="00152450" officeooo:paragraph-rsid="00152450"/>
    </style:style>
    <style:style style:name="P14" style:family="paragraph" style:parent-style-name="Standard">
      <style:text-properties officeooo:rsid="00152450" officeooo:paragraph-rsid="00152450"/>
    </style:style>
    <style:style style:name="P15" style:family="paragraph" style:parent-style-name="Standard">
      <style:text-properties officeooo:rsid="001684cc" officeooo:paragraph-rsid="001684cc"/>
    </style:style>
    <style:style style:name="P16" style:family="paragraph" style:parent-style-name="Standard">
      <style:text-properties officeooo:rsid="0016f0e8" officeooo:paragraph-rsid="0016f0e8"/>
    </style:style>
    <style:style style:name="P17" style:family="paragraph" style:parent-style-name="Standard">
      <style:text-properties officeooo:rsid="0017eebd" officeooo:paragraph-rsid="0017eebd"/>
    </style:style>
    <style:style style:name="P18" style:family="paragraph" style:parent-style-name="Standard">
      <style:text-properties officeooo:rsid="0019ec40" officeooo:paragraph-rsid="0019ec40"/>
    </style:style>
    <style:style style:name="P19" style:family="paragraph" style:parent-style-name="Standard">
      <style:text-properties officeooo:rsid="001ad76a" officeooo:paragraph-rsid="001ad76a"/>
    </style:style>
    <style:style style:name="P20" style:family="paragraph" style:parent-style-name="Standard">
      <style:text-properties officeooo:rsid="001c28f1" officeooo:paragraph-rsid="001c28f1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ions Légales</text:p>
      <text:p text:style-name="P1"/>
      <text:p text:style-name="P1"/>
      <text:p text:style-name="P1"/>
      <text:p text:style-name="P1">Tapis jouets :</text:p>
      <text:p text:style-name="P1"><text:a xlink:type="simple" xlink:href="https://eieihome.com/articles/wp-content/uploads/2017/01/45589231_ml.jpg" text:style-name="Internet_20_link" text:visited-style-name="Visited_20_Internet_20_Link">https://eieihome.com/articles/wp-content/uploads/2017/01/45589231_ml.jpg</text:a></text:p>
      <text:p text:style-name="P1"/>
      <text:p text:style-name="P2">Trotteur :</text:p>
      <text:p text:style-name="P5">vtech-baby-super-trotteur-parlant-2-en-1.jpg (Image JPEG, 700 × 700 pixels) - Redimensionnée (95%)</text:p>
      <text:p text:style-name="P3"><text:a xlink:type="simple" xlink:href="https://i2.cdscdn.com/pdt2/0/0/5/1/700x700/vt077005/rw/vtech-baby-super-trotteur-parlant-2-en-1.jpg" text:style-name="Internet_20_link" text:visited-style-name="Visited_20_Internet_20_Link"><text:span text:style-name="T1">https://i2.cdscdn.com/pdt2/0/0/5/1/700x700/vt077005/rw/vtech-baby-super-trotteur-parlant-2-en-1.jpg</text:span></text:a></text:p>
      <text:p text:style-name="P4"><text:a xlink:type="simple" xlink:href="https://images.king-jouet.com/6/GU118758_6.jpg" text:style-name="Internet_20_link" text:visited-style-name="Visited_20_Internet_20_Link">https://images.king-jouet.com/6/GU118758_6.jpg</text:a></text:p>
      <text:p text:style-name="P4"/>
      <text:p text:style-name="P6">Voiture Cars :</text:p>
      <text:p text:style-name="P6"><text:a xlink:type="simple" xlink:href="https://images.king-jouet.com/6/GU703672_6.jpg" text:style-name="Internet_20_link" text:visited-style-name="Visited_20_Internet_20_Link">https://images.king-jouet.com/6/GU703672_6.jpg</text:a></text:p>
      <text:p text:style-name="P6"/>
      <text:p text:style-name="P7">Poupée Bianca :</text:p>
      <text:p text:style-name="P7"><text:a xlink:type="simple" xlink:href="https://images.king-jouet.com/6/GU712493_6.jpg" text:style-name="Internet_20_link" text:visited-style-name="Visited_20_Internet_20_Link">https://images.king-jouet.com/6/GU712493_6.jpg</text:a></text:p>
      <text:p text:style-name="P7"/>
      <text:p text:style-name="P8">Peluches Zookies :</text:p>
      <text:p text:style-name="P8"><text:a xlink:type="simple" xlink:href="https://images.king-jouet.com/6/GU707674_6.jpg" text:style-name="Internet_20_link" text:visited-style-name="Visited_20_Internet_20_Link">https://images.king-jouet.com/6/GU707674_6.jpg</text:a></text:p>
      <text:p text:style-name="P8">Peluche Zookies 30 cm</text:p>
      <text:p text:style-name="P8"/>
      <text:p text:style-name="P9">Bon de réduction carrefour :</text:p>
      <text:p text:style-name="P9"><text:a xlink:type="simple" xlink:href="http://static4.carrefour.fr/sites/default/files/public/images/reseaux-sociaux/edito-booster-jouet-1200x628.jpg" text:style-name="Internet_20_link" text:visited-style-name="Visited_20_Internet_20_Link">http://static4.carrefour.fr/sites/default/files/public/images/reseaux-sociaux/edito-booster-jouet-1200x628.jpg</text:a></text:p>
      <text:p text:style-name="P9"/>
      <text:p text:style-name="P10">Feu d’artifice bleu :</text:p>
      <text:p text:style-name="P11"><text:a xlink:type="simple" xlink:href="https://www.google.fr/search?client=ubuntu&amp;hs=iWD&amp;channel=fs&amp;dcr=0&amp;biw=1301&amp;bih=668&amp;tbm=isch&amp;sa=1&amp;ei=gXpOWur0IsXfUfWEgZgH&amp;q=background+bleu+dégradé+feu+artifice&amp;oq=background+bleu+dégradé+feu+artifice&amp;gs_l=psy-ab.3...12178.17680.0.18933.13.13.0.0.0.0.182.2166.0j13.13.0....0...1c.1.64.psy-ab..0.0.0....0.0EnxFBWm6Tg#imgrc=goK-a-3QMFLgaM" text:style-name="Internet_20_link" text:visited-style-name="Visited_20_Internet_20_Link">https://www.google.fr/search?client=ubuntu&amp;hs=iWD&amp;channel=fs&amp;dcr=0&amp;biw=1301&amp;bih=668&amp;tbm=isch&amp;sa=1&amp;ei=gXpOWur0IsXfUfWEgZgH&amp;q=background+bleu+d%C3%A9grad%C3%A9+feu+artifice&amp;oq=background+bleu+d%C3%A9grad%C3%A9+feu+artifice&amp;gs_l=psy-ab.3...12178.17680.0.18933.13.13.0.0.0.0.182.2166.0j13.13.0....0...1c.1.64.psy-ab..0.0.0....0.0EnxFBWm6Tg#imgrc=goK-a-3QMFLgaM</text:a>:</text:p>
      <text:p text:style-name="P11"/>
      <text:p text:style-name="P13">Photo jeux en famille :</text:p>
      <text:p text:style-name="P14"><text:a xlink:type="simple" xlink:href="https://fr.care.com/wp-content/uploads/sites/31/2016/02/97828115-1024x683.jpg" text:style-name="Internet_20_link" text:visited-style-name="Visited_20_Internet_20_Link">https://fr.care.com/wp-content/uploads/sites/31/2016/02/97828115-1024x683.jpg</text:a></text:p>
      <text:p text:style-name="P14"/>
      <text:p text:style-name="P15">Photo jeux de société :</text:p>
      <text:p text:style-name="P15"><text:a xlink:type="simple" xlink:href="https://static.ladepeche.fr/content/media/image/zoom/2013/05/03/201305032134-full.jpg" text:style-name="Internet_20_link" text:visited-style-name="Visited_20_Internet_20_Link">https://static.ladepeche.fr/content/media/image/zoom/2013/05/03/201305032134-full.jpg</text:a></text:p>
      <text:p text:style-name="P15"/>
      <text:p text:style-name="P16">Feuilles :</text:p>
      <text:p text:style-name="P16"><text:a xlink:type="simple" xlink:href="https://media.gettyimages.com/illustrations/green-leaves-background-illustration-id165812525?s=612x612" text:style-name="Internet_20_link" text:visited-style-name="Visited_20_Internet_20_Link"><text:span text:style-name="T1">https://media.gettyimages.com/illustrations/green-leaves-background-illustration-id165812525?s=612x612</text:span></text:a></text:p>
      <text:p text:style-name="P17"><text:a xlink:type="simple" xlink:href="https://www.google.fr/search?client=ubuntu&amp;channel=fs&amp;dcr=0&amp;biw=1301&amp;bih=668&amp;tbm=isch&amp;sa=1&amp;ei=60FPWov0IsjLkgXrtYHoDQ&amp;q=background+feuille+verte&amp;oq=background+feuille+verte&amp;gs_l=psy-ab.3...222721.226661.0.227414.6.6.0.0.0.0.74.415.6.6.0....0...1c.1.64.psy-ab..0.0.0....0.ef5TAgs7zg0#imgdii=v4nhif39FRK37M:&amp;imgrc=T4gGbpHNOb3glM" text:style-name="Internet_20_link" text:visited-style-name="Visited_20_Internet_20_Link">https://www.google.fr/search?client=ubuntu&amp;channel=fs&amp;dcr=0&amp;biw=1301&amp;bih=668&amp;tbm=isch&amp;sa=1&amp;ei=60FPWov0IsjLkgXrtYHoDQ&amp;q=background+feuille+verte&amp;oq=background+feuille+verte&amp;gs_l=psy-ab.3...222721.226661.0.227414.6.6.0.0.0.0.74.415.6.6.0....0...1c.1.64.psy-ab..0.0.0....0.ef5TAgs7zg0#imgdii=v4nhif39FRK37M:&amp;imgrc=T4gGbpHNOb3glM</text:a>:</text:p>
      <text:p text:style-name="P17"/>
      <text:p text:style-name="P18">Plein air 1 :</text:p>
      <text:p text:style-name="P18"><text:soft-page-break/><text:a xlink:type="simple" xlink:href="https://www.google.fr/search?client=ubuntu&amp;channel=fs&amp;dcr=0&amp;biw=1301&amp;bih=668&amp;tbm=isch&amp;sa=1&amp;ei=ukRPWqGUCcnewQKZv6jIBg&amp;q=arrivage+des+jeux+de+plein+air+jouet+club&amp;oq=arrivage+des+jeux+de+plein+air+jouet+club&amp;gs_l=psy-ab.3...19900.28824.0.29362.13.12.1.0.0.0.366.1270.10j1j0j1.12.0....0...1c.1.64.psy-ab..0.0.0....0.r63t1pvDZ0I#imgrc=gIMlqz-92zdAoM" text:style-name="Internet_20_link" text:visited-style-name="Visited_20_Internet_20_Link">https://www.google.fr/search?client=ubuntu&amp;channel=fs&amp;dcr=0&amp;biw=1301&amp;bih=668&amp;tbm=isch&amp;sa=1&amp;ei=ukRPWqGUCcnewQKZv6jIBg&amp;q=arrivage+des+jeux+de+plein+air+jouet+club&amp;oq=arrivage+des+jeux+de+plein+air+jouet+club&amp;gs_l=psy-ab.3...19900.28824.0.29362.13.12.1.0.0.0.366.1270.10j1j0j1.12.0....0...1c.1.64.psy-ab..0.0.0....0.r63t1pvDZ0I#imgrc=gIMlqz-92zdAoM</text:a>:</text:p>
      <text:p text:style-name="P18"/>
      <text:p text:style-name="P19">Plein air 2 :</text:p>
      <text:p text:style-name="P19"><text:a xlink:type="simple" xlink:href="https://www.king-jouet.com/images/pages/plein-air/trampoline.jpg" text:style-name="Internet_20_link" text:visited-style-name="Visited_20_Internet_20_Link">https://www.king-jouet.com/images/pages/plein-air/trampoline.jpg</text:a></text:p>
      <text:p text:style-name="P19"/>
      <text:p text:style-name="P20">Plein air 3 :</text:p>
      <text:p text:style-name="P20"><text:a xlink:type="simple" xlink:href="https://fr.care.com/wp-content/uploads/sites/31/2016/02/97828115-1024x683.jpg" text:style-name="Internet_20_link" text:visited-style-name="Visited_20_Internet_20_Link">https://fr.care.com/wp-content/uploads/sites/31/2016/02/97828115-1024x683.jpg</text:a></text:p>
      <text:p text:style-name="P20"/>
      <text:p text:style-name="P20"/>
      <text:p text:style-name="P18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39:23.565617349</meta:creation-date>
    <dc:date>2018-01-05T10:47:15.373561583</dc:date>
    <meta:editing-duration>PT3H17M31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78" meta:character-count="2249" meta:non-whitespace-character-count="2202"/>
  </office:meta>
</office:document-meta>
</file>